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06cm" loext:contextual-spacing="false" fo:line-height="138%" style:writing-mode="lr-tb"/>
      <style:text-properties fo:font-variant="normal" fo:text-transform="none" fo:color="#000000" style:font-name="Times New Roman" fo:font-size="26pt" fo:font-style="normal" style:text-underline-style="solid" style:text-underline-width="auto" style:text-underline-color="font-color" fo:font-weight="normal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1a6858" officeooo:paragraph-rsid="001a6858" style:text-blinking="false" fo:background-color="transparent"/>
    </style:style>
    <style:style style:name="P5" style:family="paragraph" style:parent-style-name="Text_20_body">
      <style:paragraph-properties fo:margin-top="0cm" fo:margin-bottom="0.564cm" loext:contextual-spacing="false" fo:line-height="138%" style:writing-mode="lr-tb"/>
      <style:text-properties fo:font-variant="normal" fo:text-transform="none" fo:color="#666666" style:text-line-through-style="none" style:text-line-through-type="none" style:font-name="Times New Roman" fo:font-size="1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left="2.54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Times New Roman" fo:font-size="11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851a0e42-7fff-be8e-7cff-d6edaaaea2ce"/>merJSON - C++ library.</text:p>
      <text:p text:style-name="P2">C++ Library to merge JSON files without conflicts.</text:p>
      <text:p text:style-name="Text_20_body"/>
      <text:p text:style-name="P5">Structure of a typical JSON document:</text:p>
      <text:p text:style-name="P2">{</text:p>
      <text:p text:style-name="P6">“<text:span text:style-name="T1">Element1” : “abd”</text:span></text:p>
      <text:p text:style-name="P6">“<text:span text:style-name="T1">Element2” : {</text:span></text:p>
      <text:p text:style-name="P7">“<text:span text:style-name="T1">Element2.1” : 2</text:span></text:p>
      <text:p text:style-name="P7">“<text:span text:style-name="T1">Element2.2” : “ghi”</text:span></text:p>
      <text:p text:style-name="P8">       <text:span text:style-name="T1">}</text:span></text:p>
      <text:p text:style-name="P2">}</text:p>
      <text:p text:style-name="Text_20_body"/>
      <text:list xml:id="list2554709268" text:style-name="L1">
        <text:list-item>
          <text:p text:style-name="P3">Variables to use : name1, name2 lag,</text:p>
        </text:list-item>
        <text:list-item>
          <text:p text:style-name="P3">Scan till we encounter ‘ { ‘ - strating of JSON</text:p>
        </text:list-item>
        <text:list-item>
          <text:p text:style-name="P3">Keep reading the file until we reach ‘ “ ‘ and set the flag - name =1</text:p>
        </text:list-item>
        <text:list-item>
          <text:p text:style-name="P3">After name =1, keep appending the charaacter encountered to name1 till we encounter ‘ “ ‘ after whih name1 =1.</text:p>
        </text:list-item>
        <text:list-item>
          <text:p text:style-name="P4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5:00:38.224010697</meta:creation-date>
    <dc:date>2018-11-11T15:01:11.500069838</dc:date>
    <meta:editing-duration>PT35S</meta:editing-duration>
    <meta:editing-cycles>1</meta:editing-cycles>
    <meta:document-statistic meta:table-count="0" meta:image-count="0" meta:object-count="0" meta:page-count="1" meta:paragraph-count="15" meta:word-count="93" meta:character-count="454" meta:non-whitespace-character-count="373"/>
    <meta:generator>LibreOffice/6.0.6.2$Linux_X86_64 LibreOffice_project/00m0$Build-2</meta:generator>
  </office:meta>
</office:document-meta>
</file>